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22.421cm"/>
    </style:style>
    <style:style style:name="co4" style:family="table-column">
      <style:table-column-properties fo:break-before="auto" style:column-width="9.712cm"/>
    </style:style>
    <style:style style:name="co5" style:family="table-column">
      <style:table-column-properties fo:break-before="auto" style:column-width="6.2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e0c2c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athode</text:p>
          </table:table-cell>
          <table:table-cell office:value-type="string" calcext:value-type="string">
            <text:p>bottom cage</text:p>
          </table:table-cell>
          <table:table-cell office:value-type="string" calcext:value-type="string">
            <text:p>pressure chamber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also importa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0,L0,R0 validated by CF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130" calcext:value-type="float">
            <text:p>-5130</text:p>
          </table:table-cell>
          <table:table-cell office:value-type="float" office:value="-520" calcext:value-type="float">
            <text:p>-52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130" calcext:value-type="float">
            <text:p>-5130</text:p>
          </table:table-cell>
          <table:table-cell table:style-name="ce1"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esh increased to better see high E proton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entral pads (rows [61,66]) changed 120 fC -&gt; 240 f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moved pad polarisation [100,127]. Put gain for those 240 fC -&gt; 120 fC.</text:p>
          </table:table-cell>
          <table:table-cell table:style-name="ce2" office:value-type="string" calcext:value-type="string" table:number-columns-spanned="1" table:number-rows-spanned="2">
            <text:p>CFA/div. Div factor changed from 300 to 30 in these two runs</text:p>
          </table:table-cell>
          <table:table-cell office:value-type="string" calcext:value-type="string" table:number-columns-spanned="1" table:number-rows-spanned="2">
            <text:p>Beam might not be 20M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20Mg for sure, blocked with las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pan text:style-name="T1">Misaligned</text:span><text:span text:style-name="T2"> beam</text:span>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130" calcext:value-type="float">
            <text:p>-5130</text:p>
          </table:table-cell>
          <table:table-cell office:value-type="float" office:value="-530" calcext:value-type="float">
            <text:p>-53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style-name="ce3" office:value-type="string" calcext:value-type="string">
            <text:p>Last run with 20M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Then target was destructed and never came b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0:24:20.320583720</meta:creation-date>
    <dc:date>2026-02-26T10:40:27.365875768</dc:date>
    <meta:editing-duration>PT5M57S</meta:editing-duration>
    <meta:editing-cycles>1</meta:editing-cycles>
    <meta:generator>LibreOffice/7.3.7.2$Linux_X86_64 LibreOffice_project/30$Build-2</meta:generator>
    <meta:document-statistic meta:table-count="1" meta:cell-count="158" meta:object-count="0"/>
  </office:meta>
</office:document-meta>
</file>